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7f7" officeooo:paragraph-rsid="0013e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6 Auf dem Kleegras gemulch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4T09:33:47.881000000</meta:creation-date>
    <dc:date>2021-06-04T10:02:22.666000000</dc:date>
    <meta:editing-duration>PT28M35S</meta:editing-duration>
    <meta:editing-cycles>1</meta:editing-cycles>
    <meta:document-statistic meta:table-count="0" meta:image-count="0" meta:object-count="0" meta:page-count="1" meta:paragraph-count="1" meta:word-count="5" meta:character-count="29" meta:non-whitespace-character-count="25"/>
    <meta:generator>LibreOffice/6.3.6.2$Windows_X86_64 LibreOffice_project/2196df99b074d8a661f4036fca8fa0cbfa33a497</meta:generator>
  </office:meta>
</office:document-meta>
</file>